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2454416250096165343"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4355104339504396801"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064006628032334910"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2290765817464843936"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7461639927122944157"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2644081316958838399"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oft-page-break/><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5T15:46:12.03</dc:date>
    <dc:creator>James Lombardi</dc:creator>
    <meta:editing-duration>P5DT11H33M51S</meta:editing-duration>
    <meta:editing-cycles>481</meta:editing-cycles>
    <meta:generator>OpenOffice/4.1.2$Win32 OpenOffice.org_project/412m3$Build-9782</meta:generator>
    <meta:document-statistic meta:table-count="0" meta:image-count="0" meta:object-count="0" meta:page-count="61" meta:paragraph-count="1660" meta:word-count="18378" meta:character-count="91730"/>
  </office:meta>
</office:document-meta>
</file>